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c1b4" officeooo:paragraph-rsid="000fc1b4"/>
    </style:style>
    <style:style style:name="P2" style:family="paragraph" style:parent-style-name="Standard">
      <style:paragraph-properties fo:text-align="center" style:justify-single-word="false"/>
      <style:text-properties fo:font-style="italic" officeooo:rsid="000fc1b4" officeooo:paragraph-rsid="000fc1b4" style:font-style-asian="italic" style:font-style-complex="italic"/>
    </style:style>
    <style:style style:name="P3" style:family="paragraph" style:parent-style-name="Standard">
      <style:paragraph-properties fo:text-align="center" style:justify-single-word="false"/>
      <style:text-properties fo:font-size="22pt" fo:font-style="italic" fo:font-weight="bold" officeooo:rsid="000fc1b4" officeooo:paragraph-rsid="000fc1b4" style:font-size-asian="22pt" style:font-style-asian="italic" style:font-weight-asian="bold" style:font-size-complex="22pt" style:font-style-complex="italic" style:font-weight-complex="bold"/>
    </style:style>
    <style:style style:name="P4" style:family="paragraph" style:parent-style-name="Standard">
      <style:paragraph-properties fo:text-align="start" style:justify-single-word="false"/>
      <style:text-properties fo:font-style="normal" officeooo:rsid="000fc1b4" officeooo:paragraph-rsid="000fc1b4" style:font-style-asian="normal" style:font-style-complex="normal"/>
    </style:style>
    <style:style style:name="T1" style:family="text">
      <style:text-properties officeooo:rsid="001252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I Assignment 1:</text:p>
      <text:p text:style-name="P2">Almog Dubin 312466949</text:p>
      <text:p text:style-name="P2">Aviv Metz 201130341</text:p>
      <text:p text:style-name="P2"/>
      <text:p text:style-name="P4">The heuristic we used was as follows:</text:p>
      <text:p text:style-name="P4">First of all, the evaluation function we used is the inverse of the score function because in A* we wish to minimize a function and when asked, Dr. Shimoni recommended doing it. </text:p>
      <text:p text:style-name="P4">Our evaluation function is as shown in class: </text:p>
      <text:p text:style-name="P4">G(state) = f(state) + h(state)</text:p>
      <text:p text:style-name="P4">f(state) is the inverse of the final score. It receives 0 while we are not terminated and after termination, it is calculated as follows: (People in graph – People saved) and an additional penalty if the agent terminated while carrying people or in a node not containing a shelter.</text:p>
      <text:p text:style-name="P4">h(state) is the function that represents all rescuable people on the graph. It finds the shortest path from the current node to all other nodes containing people and from those nodes, the shortest paths to a shelter. The score is calculated as follows: (People in graph – People that can be rescued)</text:p>
      <text:p text:style-name="P4">Also, it is important to note that the calculation above holds while the state is non-terminal. If it is terminal, the heursitic is 0 for all other parameters.</text:p>
      <text:p text:style-name="P4"/>
      <text:p text:style-name="P4">We chose this heuristic firstly because Dr. Shimoni <text:span text:style-name="T1">recommended in class that we use it, because it is admissable, easy to calculate and performs wel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0:27:40.805439559</meta:creation-date>
    <dc:date>2019-11-25T20:37:48.638179063</dc:date>
    <meta:editing-duration>PT10M6S</meta:editing-duration>
    <meta:editing-cycles>4</meta:editing-cycles>
    <meta:generator>LibreOffice/6.0.7.3$Linux_X86_64 LibreOffice_project/00m0$Build-3</meta:generator>
    <meta:document-statistic meta:table-count="0" meta:image-count="0" meta:object-count="0" meta:page-count="1" meta:paragraph-count="11" meta:word-count="213" meta:character-count="1237" meta:non-whitespace-character-count="1031"/>
  </office:meta>
</office:document-meta>
</file>